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FieldHandler.getValue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sFieldHandler.newInstance( Object arg0 , Object [ ]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sFieldHandler.re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FieldHandler.newInstance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FieldHandler.setValue( Object objec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sFieldHandler.getParameters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